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a0dc" officeooo:paragraph-rsid="001da0d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a0dc" officeooo:paragraph-rsid="001da0d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a0dc" officeooo:paragraph-rsid="001ed3a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ed3aa" officeooo:paragraph-rsid="001ed3a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68ab" officeooo:paragraph-rsid="001f68a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19b32" officeooo:paragraph-rsid="00219b3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4ca32" officeooo:paragraph-rsid="0024ca3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9114b" officeooo:paragraph-rsid="0029114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baf50" officeooo:paragraph-rsid="002baf5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baf50" officeooo:paragraph-rsid="002dafc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baf50" officeooo:paragraph-rsid="00392e3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07fc6" officeooo:paragraph-rsid="00307fc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32985a" officeooo:paragraph-rsid="0032985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35e3b7" officeooo:paragraph-rsid="0035e3b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5fee1" officeooo:paragraph-rsid="0035fee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da0dc"/>
    </style:style>
    <style:style style:name="P17" style:family="paragraph" style:parent-style-name="Standard">
      <style:paragraph-properties fo:text-align="start" style:justify-single-word="false"/>
      <style:text-properties officeooo:paragraph-rsid="003539de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ed3aa" officeooo:paragraph-rsid="001ed3a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da0dc" officeooo:paragraph-rsid="001ed3a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f68ab" officeooo:paragraph-rsid="001f68a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06cb7" officeooo:paragraph-rsid="00206cb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19b32" officeooo:paragraph-rsid="00219b32" style:font-weight-asian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4.8646in"/>
        </style:tab-stops>
      </style:paragraph-properties>
      <style:text-properties fo:font-weight="normal" officeooo:rsid="00219b32" officeooo:paragraph-rsid="0022492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24920" officeooo:paragraph-rsid="0022492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2ba1c" officeooo:paragraph-rsid="0022ba1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3d54c" officeooo:paragraph-rsid="0023d54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4c73e" officeooo:paragraph-rsid="0024c73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9114b" officeooo:paragraph-rsid="0029114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baf50" officeooo:paragraph-rsid="002baf5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baf50" officeooo:paragraph-rsid="002c9e0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baf50" officeooo:paragraph-rsid="002dafc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baf50" officeooo:paragraph-rsid="00392e3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07fc6" officeooo:paragraph-rsid="00307fc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1e68e" officeooo:paragraph-rsid="0031e68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1e68e" officeooo:paragraph-rsid="0037ac9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31e68e" officeooo:paragraph-rsid="003ad6ca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32985a" officeooo:paragraph-rsid="0032985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32985a" officeooo:paragraph-rsid="00332342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32985a" officeooo:paragraph-rsid="003539d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35fee1" officeooo:paragraph-rsid="0035fee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37ac90" officeooo:paragraph-rsid="0037ac90" style:font-weight-asian="normal" style:font-weight-complex="normal"/>
    </style:style>
    <style:style style:name="P42" style:family="paragraph" style:parent-style-name="Standard">
      <style:text-properties officeooo:paragraph-rsid="00392e39"/>
    </style:style>
    <style:style style:name="P43" style:family="paragraph" style:parent-style-name="Standard">
      <style:paragraph-properties fo:text-align="start" style:justify-single-word="false" fo:break-before="page"/>
      <style:text-properties fo:font-weight="bold" officeooo:rsid="001f68ab" officeooo:paragraph-rsid="001f68ab" style:font-weight-asian="bold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font-weight="bold" officeooo:rsid="001ed3aa" officeooo:paragraph-rsid="00224920" style:font-weight-asian="bold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weight="bold" officeooo:rsid="0037ac90" officeooo:paragraph-rsid="0037ac90" style:font-weight-asian="bold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officeooo:paragraph-rsid="001da0dc"/>
    </style:style>
    <style:style style:name="P47" style:family="paragraph" style:parent-style-name="Standard">
      <style:paragraph-properties fo:text-align="start" style:justify-single-word="false" fo:break-before="page"/>
      <style:text-properties fo:font-weight="normal" officeooo:rsid="002baf50" officeooo:paragraph-rsid="002baf50" style:font-weight-asian="normal" style:font-weight-complex="normal"/>
    </style:style>
    <style:style style:name="P48" style:family="paragraph" style:parent-style-name="Standard">
      <style:paragraph-properties fo:text-align="start" style:justify-single-word="false" fo:break-before="page"/>
      <style:text-properties fo:font-weight="normal" officeooo:rsid="00307fc6" officeooo:paragraph-rsid="00307fc6" style:font-weight-asian="normal" style:font-weight-complex="normal"/>
    </style:style>
    <style:style style:name="P49" style:family="paragraph" style:parent-style-name="Standard">
      <style:paragraph-properties fo:text-align="start" style:justify-single-word="false" fo:break-before="page"/>
      <style:text-properties fo:font-weight="normal" officeooo:rsid="0031e68e" officeooo:paragraph-rsid="0037ac9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d3aa" style:font-weight-asian="normal" style:font-weight-complex="normal"/>
    </style:style>
    <style:style style:name="T3" style:family="text">
      <style:text-properties fo:font-weight="normal" officeooo:rsid="001f68ab" style:font-weight-asian="normal" style:font-weight-complex="normal"/>
    </style:style>
    <style:style style:name="T4" style:family="text">
      <style:text-properties fo:font-weight="normal" officeooo:rsid="00261c9c" style:font-weight-asian="normal" style:font-weight-complex="normal"/>
    </style:style>
    <style:style style:name="T5" style:family="text">
      <style:text-properties fo:font-weight="normal" officeooo:rsid="00286119" style:font-weight-asian="normal" style:font-weight-complex="normal"/>
    </style:style>
    <style:style style:name="T6" style:family="text">
      <style:text-properties fo:font-weight="normal" officeooo:rsid="002c9e0d" style:font-weight-asian="normal" style:font-weight-complex="normal"/>
    </style:style>
    <style:style style:name="T7" style:family="text">
      <style:text-properties fo:font-weight="normal" officeooo:rsid="002f029b" style:font-weight-asian="normal" style:font-weight-complex="normal"/>
    </style:style>
    <style:style style:name="T8" style:family="text">
      <style:text-properties fo:font-weight="normal" officeooo:rsid="0032985a" style:font-weight-asian="normal" style:font-weight-complex="normal"/>
    </style:style>
    <style:style style:name="T9" style:family="text">
      <style:text-properties fo:font-weight="normal" officeooo:rsid="00332342" style:font-weight-asian="normal" style:font-weight-complex="normal"/>
    </style:style>
    <style:style style:name="T10" style:family="text">
      <style:text-properties fo:font-weight="normal" officeooo:rsid="003539de" style:font-weight-asian="normal" style:font-weight-complex="normal"/>
    </style:style>
    <style:style style:name="T11" style:family="text">
      <style:text-properties officeooo:rsid="001ed3a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ed3aa" style:font-weight-asian="bold" style:font-weight-complex="bold"/>
    </style:style>
    <style:style style:name="T14" style:family="text">
      <style:text-properties fo:font-weight="bold" officeooo:rsid="001da0dc" style:font-weight-asian="bold" style:font-weight-complex="bold"/>
    </style:style>
    <style:style style:name="T15" style:family="text">
      <style:text-properties fo:font-weight="bold" officeooo:rsid="002c9e0d" style:font-weight-asian="bold" style:font-weight-complex="bold"/>
    </style:style>
    <style:style style:name="T16" style:family="text">
      <style:text-properties fo:font-weight="bold" officeooo:rsid="0032073b" style:font-weight-asian="bold" style:font-weight-complex="bold"/>
    </style:style>
    <style:style style:name="T17" style:family="text">
      <style:text-properties fo:font-weight="bold" officeooo:rsid="0037ac90" style:font-weight-asian="bold" style:font-weight-complex="bold"/>
    </style:style>
    <style:style style:name="T18" style:family="text">
      <style:text-properties officeooo:rsid="00206cb7"/>
    </style:style>
    <style:style style:name="T19" style:family="text">
      <style:text-properties officeooo:rsid="00219b32"/>
    </style:style>
    <style:style style:name="T20" style:family="text">
      <style:text-properties officeooo:rsid="00224920"/>
    </style:style>
    <style:style style:name="T21" style:family="text">
      <style:text-properties officeooo:rsid="0022ba1c"/>
    </style:style>
    <style:style style:name="T22" style:family="text">
      <style:text-properties officeooo:rsid="002c9e0d"/>
    </style:style>
    <style:style style:name="T23" style:family="text">
      <style:text-properties officeooo:rsid="002dafcf"/>
    </style:style>
    <style:style style:name="T24" style:family="text">
      <style:text-properties officeooo:rsid="00332342"/>
    </style:style>
    <style:style style:name="T25" style:family="text">
      <style:text-properties officeooo:rsid="003539de"/>
    </style:style>
    <style:style style:name="T26" style:family="text">
      <style:text-properties officeooo:rsid="0035fee1"/>
    </style:style>
    <style:style style:name="T27" style:family="text">
      <style:text-properties officeooo:rsid="0037ac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X Framework</text:p>
      <text:p text:style-name="P1"><text:span text:style-name="T1">Version 0.0.2</text:span></text:p>
      <text:p text:style-name="P4">My Common name spaces:</text:p>
      <text:p text:style-name="P3"><text:span text:style-name="T1">\cx\app\view <text:s/>– </text:span><text:span text:style-name="T2">Views</text:span></text:p>
      <text:p text:style-name="P4"><text:span text:style-name="T1">\cx\model\NAME OF MODEL Class – </text:span><text:span text:style-name="T7">Your </text:span><text:span text:style-name="T1">DB Model</text:span></text:p>
      <text:p text:style-name="P7"><text:span text:style-name="T1">\cx\database</text:span><text:span text:style-name="T6">\model</text:span><text:span text:style-name="T1"> – Generic Database </text:span><text:span text:style-name="T6">Model </text:span><text:span text:style-name="T1">– Object for use with PDO</text:span></text:p>
      <text:p text:style-name="P4"><text:span text:style-name="T1">\cx\app\main_functions::METHOD TO USE (Note :: for static methods!)</text:span></text:p>
      <text:p text:style-name="P18">\cx\common\crypt::make_hash($data);</text:p>
      <text:p text:style-name="P2"/>
      <text:p text:style-name="P5">Config data:</text:p>
      <text:p text:style-name="P21">Setting multiple things with data: <text:bookmark-start text:name="__DdeLink__7_1957501682"/>cx_configure::set('KEY', <text:bookmark-end text:name="__DdeLink__7_1957501682"/>array('Akey'=&gt;'Data','key2'=&gt;'D2'));</text:p>
      <text:p text:style-name="P21">cx_configure::set('cx', array(</text:p>
      <text:p text:style-name="P21"><text:s text:c="2"/>'version' =&gt; '0.0.2',</text:p>
      <text:p text:style-name="P21"><text:s text:c="2"/>'login' =&gt; 'login_', // Name for login session variable, note: CX_SESS is will be added to the prefix</text:p>
      <text:p text:style-name="P21">));</text:p>
      <text:p text:style-name="P21">Getting data from an Array: cx_configure::a_get('KEY','ARRAY KEY NAME');</text:p>
      <text:p text:style-name="P21">echo cx_configure::a_get('cx','version'); // Displays version #</text:p>
      <text:p text:style-name="P21"><text:s text:c="2"/></text:p>
      <text:p text:style-name="P21">Setting one item: cx_configure::set('AUTHOR','Bob');</text:p>
      <text:p text:style-name="P21">Getting NON – ARRAY data: cx_configure::get('AUTHOR');</text:p>
      <text:p text:style-name="P20"/>
      <text:p text:style-name="P27">So, <text:s/><text:span text:style-name="T18">cx_configure::a_get</text:span>('CONFIG KEY', 'Array keyname')<text:span text:style-name="T18"> </text:span>is for getting the config key from an array, and get(CONFIG KEY) <text:s/>is for getting Non-Array Data or returns the entire Array of CONFIG KEY.</text:p>
      <text:p text:style-name="P20"/>
      <text:p text:style-name="P13">Creating a Controller:</text:p>
      <text:p text:style-name="P37"><text:bookmark-start text:name="__DdeLink__39_1957501682"/>class cx_loader_FOLDERNAME_FILENAME extends cx\app\app {<text:bookmark-end text:name="__DdeLink__39_1957501682"/></text:p>
      <text:p text:style-name="P38">// <text:span text:style-name="T24">ex: </text:span>class cx_loader_<text:span text:style-name="T24">app</text:span>_<text:span text:style-name="T24">testing</text:span> extends cx\app\app {</text:p>
      <text:p text:style-name="P39">// <text:span text:style-name="T25">file: ProjectName/controllers/app/testing.php</text:span></text:p>
      <text:p text:style-name="P37"><text:tab/>public function index() {</text:p>
      <text:p text:style-name="P17"><text:span text:style-name="T8"><text:tab/> <text:s text:c="4"/>// </text:span><text:span text:style-name="T9">code</text:span><text:span text:style-name="T8">….</text:span></text:p>
      <text:p text:style-name="P17"><text:span text:style-name="T8">// </text:span><text:span text:style-name="T9">URL = http://localhost/</text:span><text:span text:style-name="T10">PROJECTFOLDER</text:span><text:span text:style-name="T9">/FOLDERNAME/FILENAME/METHODNAME.html</text:span></text:p>
      <text:p text:style-name="P38"><text:tab/> <text:s text:c="3"/>// <text:span text:style-name="T24">URL EX = http://localhost/newtoolz/app/testing/index.html</text:span><text:tab/><text:tab/></text:p>
      <text:p text:style-name="P37"><text:tab/>}</text:p>
      <text:p text:style-name="P37">}</text:p>
      <text:p text:style-name="P20"/>
      <text:p text:style-name="P6">Working with Session Data:</text:p>
      <text:p text:style-name="P23"><text:span text:style-name="T20">$this-&gt;session-&gt;set_</text:span>session_var(<text:span text:style-name="T20">'credits', 5); // = $_SESSION[CX_SESS . 'credits'] = 5;</text:span></text:p>
      <text:p text:style-name="P22"><text:bookmark-start text:name="__DdeLink__9_1957501682"/><text:span text:style-name="T20">$this-&gt;session-&gt;</text:span>session_var(<text:span text:style-name="T20">'credits');</text:span><text:bookmark-end text:name="__DdeLink__9_1957501682"/><text:span text:style-name="T20"> // = $_SESSION[CX_SESS . 'credits'] ….</text:span></text:p>
      <text:p text:style-name="P20"/>
      <text:p text:style-name="P44">Working with Input<text:span text:style-name="T3">:</text:span></text:p>
      <text:p text:style-name="P24">See file: dealertoolz/cx/classes/cx/app/request.php</text:p>
      <text:p text:style-name="P24"><text:span text:style-name="T12">$this-&gt;request-&gt;</text:span>METHOD... <text:span text:style-name="T21">where METHOD is listed below:</text:span></text:p>
      <text:p text:style-name="P24">is_ajax() // Returns true if AJAX request</text:p>
      <text:p text:style-name="P24"/>
      <text:p text:style-name="P25">get_var('fname'); // same as $_GET['fname']</text:p>
      <text:p text:style-name="P25">post_var('fname'); // same as $_POST['fname']</text:p>
      <text:p text:style-name="P25">request_var('fname'); // same as $_REQUEST['fname'] – Do not use as it incurs Security vulnerabilities</text:p>
      <text:p text:style-name="P25">cookie_var('auth'); // Reads Cookie named auth, returns the content</text:p>
      <text:p text:style-name="P24"/>
      <text:p text:style-name="P25">clean_email($var); // Sanitizes Email addresses to be safe</text:p>
      <text:p text:style-name="P25">encode_get_var($data); // Does an URL Encode and Sanitizes it, use before setting dynamic a URI GET Variable in page.</text:p>
      <text:p text:style-name="P25">decode_get_var($this-&gt;request-&gt;get_var('fname')); // Un-encodes URI data, that was encoded...</text:p>
      <text:p text:style-name="P25">encode_clean($content); // Uses htmlentities on the data, so it can be outputted in HTML page, this will prevent XSS Attacks!!!</text:p>
      <text:p text:style-name="P25">decode_clean($data); // Uses html_entity_decode...</text:p>
      <text:p text:style-name="P24"/>
      <text:p text:style-name="P25">set_cookie_var($var, $content, $expires, "days"); // $var is name of Cookie, $content may be an Array, $expires is the number of Days/Hours..., “days” is for Days, “hours” is for Hours...</text:p>
      <text:p text:style-name="P24"/>
      <text:p text:style-name="P24">Unsets, all $_POST variables that are not in the exception array, see below:</text:p>
      <text:p text:style-name="P24">set_allowed(array('year'=&gt;'number','firstname','lastname'), 'post'); // Keeps ONLY: $_POST['year'], … firstname, and lastname !!!</text:p>
      <text:p text:style-name="P24"/>
      <text:p text:style-name="P14">Preventing Cross Site Attacks:</text:p>
      <text:p text:style-name="P26">get_csrf_token(); // Return the CSRF Token for use in JavaScript POST...</text:p>
      <text:p text:style-name="P26">echo do_csrf_token(); // Inserts an Hidden Input field into HTML with the Security Token</text:p>
      <text:p text:style-name="P26">verify_csrf_token(); // Used in Controller to verify page is from a Valid User/Browser....</text:p>
      <text:p text:style-name="P26"/>
      <text:p text:style-name="P26">get_json_post_data($return_as_array); // $return_as_array, if true returns an JQUERY POST array, if false returns an JQUERY POST Object... </text:p>
      <text:p text:style-name="P26">/* <text:s text:c="2"/>To decode JQuery encoded objects, arrays, strings, int, bool types.</text:p>
      <text:p text:style-name="P26"><text:tab/>The content must be of application/json. */</text:p>
      <text:p text:style-name="P26"/>
      <text:p text:style-name="P26">compair_it($var, $var2); // Checks if two strings are Equal</text:p>
      <text:p text:style-name="P26">s_lowercase_trim($var); // Returns lowercase Trimmed String</text:p>
      <text:p text:style-name="P26">is_valid_id($var); // Checks if ID is a number over the Value of Zero</text:p>
      <text:p text:style-name="P26">is_not_valid_id($var) // Checks if ID is INVALID (Value below One)</text:p>
      <text:p text:style-name="P26">is_int_set($var); // Checks if Number is NOT equal to -1</text:p>
      <text:p text:style-name="P26">is_int_not_set($var); // Checks if Number is equal to -1</text:p>
      <text:p text:style-name="P26">is_not_empty($var); // Checks if String is NOT Empty</text:p>
      <text:p text:style-name="P26">is_set($var); // Checks if Variable was Set</text:p>
      <text:p text:style-name="P26">is_empty($var); // Checks if Variable was NOT SET OR is Empty</text:p>
      <text:p text:style-name="P26">is_not_set($var); // Checks if Variable was NOT Set</text:p>
      <text:p text:style-name="P43">Setting View Output for Assets CSS/JS:</text:p>
      <text:p text:style-name="P20">CX_BASE_REF – URI/<text:span text:style-name="T19">URL</text:span> to CX</text:p>
      <text:p text:style-name="P20">PROJECT_BASE_REF – URI/<text:span text:style-name="T19">URL</text:span> to Project</text:p>
      <text:p text:style-name="P20">Examples of usage:</text:p>
      <text:p text:style-name="P20">$this-&gt;add_js(PROJECT_BASE_REF . '/assets/list_users.js'); // Adds Javascript</text:p>
      <text:p text:style-name="P20">$this-&gt;add_css(CX_BASE_REF.'/assets/font-awesome/css/font-awesome.min.css'); // <text:span text:style-name="T18">Adds CSS</text:span></text:p>
      <text:p text:style-name="P20"/>
      <text:p text:style-name="P20">// <text:span text:style-name="T26">This next block of code, will include ssp_test.jsp → Note that this is JavaScript with PHP!!! Cool.</text:span></text:p>
      <text:p text:style-name="P40"><text:s text:c="4"/>$js_view = new \cx\app\javascript_view('app/testing/ssp_test'); // ssp_test.jsp</text:p>
      <text:p text:style-name="P40"><text:s text:c="4"/>$js = $js_view-&gt;fetch($this);</text:p>
      <text:p text:style-name="P40"><text:s text:c="4"/>$this-&gt;add_to_javascript($js);</text:p>
      <text:p text:style-name="P20"/>
      <text:p text:style-name="P5">Making a Short URI Link:</text:p>
      <text:p text:style-name="P20">&lt;a href="&lt;?=$this-&gt;get_url("/app/". DEFAULT_PROJECT, "logout");?&gt;”&gt;Logout&lt;/a&gt;</text:p>
      <text:p text:style-name="P5">Note: get_url(“Route”,”Method”);</text:p>
      <text:p text:style-name="P11"/>
      <text:p text:style-name="P11">URL Re-Directing:</text:p>
      <text:p text:style-name="P32">cx_redirect_url($this-&gt;get_url('/app/' . DEFAULT_PROJECT, 'main'));</text:p>
      <text:p text:style-name="P32">// Route, Controller Method</text:p>
      <text:p text:style-name="P32"/>
      <text:p text:style-name="P42"/>
      <text:p text:style-name="P46"><text:span text:style-name="T13">Displaying a View</text:span><text:span text:style-name="T14">:</text:span></text:p>
      <text:p text:style-name="P16"><text:span text:style-name="T14"/></text:p>
      <text:p text:style-name="P2">// <text:span text:style-name="T11">Controller Methods must be Public for them to work</text:span></text:p>
      <text:p text:style-name="P2"><text:span text:style-name="T1"><text:s text:c="2"/>public function show_name() {</text:span></text:p>
      <text:p text:style-name="P2">// <text:span text:style-name="T11">Get input</text:span></text:p>
      <text:p text:style-name="P19"><text:s text:c="4"/><text:span text:style-name="T11">$fname = $this-&gt;request-&gt;post_var('fname'); // $_POST['fname']</text:span></text:p>
      <text:p text:style-name="P2">// <text:span text:style-name="T11">Grap View File if any</text:span></text:p>
      <text:p text:style-name="P2"><text:span text:style-name="T1"><text:s text:c="4"/>$view = new </text:span><text:bookmark-start text:name="__DdeLink__0_1957501682"/><text:span text:style-name="T1">\cx\app\view</text:span><text:bookmark-end text:name="__DdeLink__0_1957501682"/><text:span text:style-name="T1">(</text:span><text:span text:style-name="T2">'app'.DS.'index'</text:span><text:span text:style-name="T1">); // </text:span><text:span text:style-name="T2">Project</text:span><text:span text:style-name="T4">View</text:span><text:span text:style-name="T2">DIR/app/index.php</text:span></text:p>
      <text:p text:style-name="P2">// <text:span text:style-name="T11">Add content, manually if desired, IE to avoid making a view file</text:span></text:p>
      <text:p text:style-name="P2"><text:span text:style-name="T1"><text:s text:c="4"/>$view-&gt;content = 'Hello, World!';</text:span></text:p>
      <text:p text:style-name="P2">// <text:span text:style-name="T11">Set the template, if desired output is an HTML Page</text:span></text:p>
      <text:p text:style-name="P2"><text:span text:style-name="T1"><text:s text:c="4"/>$view-&gt;set_template('page'); // </text:span><text:span text:style-name="T5">Project DIR + '/templates/' + page.tpl.php</text:span></text:p>
      <text:p text:style-name="P2">// <text:span text:style-name="T11">Set any Error messages via set_error</text:span></text:p>
      <text:p text:style-name="P18"><text:s text:c="4"/>$this-&gt;set_errors(array('api'=&gt;array('Login'=&gt;'Failed to get user/pwd.')));</text:p>
      <text:p text:style-name="P8">// Set Message for next page to see</text:p>
      <text:p text:style-name="P28"><text:s text:c="4"/>\cx\app\main_functions::set_message('Bad Username/Password!', 'danger');</text:p>
      <text:p text:style-name="P4">// Set variables to pass to the View file</text:p>
      <text:p text:style-name="P18"><text:s text:c="4"/>$view-&gt;set('firstname', $fname);</text:p>
      <text:p text:style-name="P2">// <text:span text:style-name="T11">Lastly, display the View</text:span></text:p>
      <text:p text:style-name="P2"><text:span text:style-name="T1"><text:s text:c="4"/>$view-&gt;fetch($this); // Please always put $this <text:s/>inside of fetch!!</text:span></text:p>
      <text:p text:style-name="P2"><text:span text:style-name="T1"><text:s text:c="2"/>}</text:span></text:p>
      <text:p text:style-name="P2"/>
      <text:p text:style-name="P15">Notes: </text:p>
      <text:p text:style-name="P15">If you do not use a template, please echo $this-&gt;scripts; // so JavaScript runs</text:p>
      <text:p text:style-name="P15">Also, inside of your views: Do not use $this-&gt;VAR; Use: $local-&gt;VAR; or $local-&gt;Method();</text:p>
      <text:p text:style-name="P47"/>
      <text:p text:style-name="P9">Database:</text:p>
      <text:p text:style-name="P29"><text:s text:c="4"/>$this-&gt;load_model('users' . DS . 'users'); // Project Dir + “models/users/users.php”</text:p>
      <text:p text:style-name="P29"><text:s text:c="4"/>$users = new cx\model\users();</text:p>
      <text:p text:style-name="P29"><text:s text:c="4"/>$success = $users-&gt;is_user($username, $password); // Returns true if is user...</text:p>
      <text:p text:style-name="P9">// OR without a Model do:</text:p>
      <text:p text:style-name="P30"><text:span text:style-name="T22"><text:s text:c="4"/>$this-&gt;load_model(); // Does Require db.php and model.php for Database to work!!</text:span></text:p>
      <text:p text:style-name="P30"><text:span text:style-name="T22"><text:s text:c="4"/>$db_options = array('table'=&gt;'users', 'key'=&gt;'id'); // Always, set table name and key field</text:span></text:p>
      <text:p text:style-name="P30"><text:span text:style-name="T22"><text:s text:c="4"/>$users = new cx\database\model($db_options);</text:span></text:p>
      <text:p text:style-name="P30"><text:span text:style-name="T22"><text:s text:c="4"/>$users-&gt;</text:span><text:span text:style-name="T15">set_primary_key</text:span><text:span text:style-name="T22">('username'); // Changes the field to load from key of 'id' to 'username'</text:span></text:p>
      <text:p text:style-name="P30"><text:span text:style-name="T22"><text:s text:c="4"/>$username = 'bob_586';</text:span></text:p>
      <text:p text:style-name="P30"><text:span text:style-name="T22"><text:s text:c="4"/>$password = 'FAKE_PWD';</text:span></text:p>
      <text:p text:style-name="P31"><text:span text:style-name="T22"><text:s text:c="4"/>$users-&gt;load($username); // Load will do A Select Query * WHERE </text:span></text:p>
      <text:p text:style-name="P31"><text:span text:style-name="T22"><text:s text:c="44"/>the Key is Equal to the Variable passed to the load method....</text:span></text:p>
      <text:p text:style-name="P31"><text:span text:style-name="T22"><text:s text:c="4"/>// Note: </text:span><text:span text:style-name="T15">get_member</text:span><text:span text:style-name="T22">('name of field') // fetches data from the SELECT Query</text:span></text:p>
      <text:p text:style-name="P31"><text:span text:style-name="T22"><text:s text:c="4"/>// Also, you may use get_members(); // Which returns the whole result set</text:span></text:p>
      <text:p text:style-name="P31"><text:span text:style-name="T22"><text:s text:c="4"/>if ($users-&gt;get_member($db_options['key']) &gt; 0 &amp;&amp; </text:span></text:p>
      <text:p text:style-name="P30"><text:span text:style-name="T22"><text:tab/>$users-&gt;check_pwd($password, $users-&gt;get_member('password'))) {</text:span></text:p>
      <text:p text:style-name="P30"><text:span text:style-name="T22"><text:s text:c="7"/>echo 'Logged IN';</text:span></text:p>
      <text:p text:style-name="P30"><text:span text:style-name="T22"><text:s text:c="4"/>} else {</text:span></text:p>
      <text:p text:style-name="P30"><text:span text:style-name="T22"><text:s text:c="7"/>echo 'BAD PASSWORD or USERNAME';</text:span></text:p>
      <text:p text:style-name="P31"><text:span text:style-name="T22"><text:s text:c="4"/>}</text:span></text:p>
      <text:p text:style-name="P31"/>
      <text:p text:style-name="P10"><text:span text:style-name="T23">Saving Data to the Database:</text:span></text:p>
      <text:p text:style-name="P31">// <text:span text:style-name="T23">Do DB Code...</text:span></text:p>
      <text:p text:style-name="P31">// <text:span text:style-name="T23">Load....</text:span></text:p>
      <text:p text:style-name="P31"><text:span text:style-name="T23"><text:s text:c="4"/>$users-&gt;set_member('fname', 'Bobby'); // Sets the field fname to Bobby <text:s text:c="2"/></text:span></text:p>
      <text:p text:style-name="P31"><text:span text:style-name="T23"><text:s text:c="4"/>$success = $this-&gt;save(); <text:s/>// Will Insert data if Primary key is empty, else Updates... <text:s/></text:span><text:tab/></text:p>
      <text:p text:style-name="P31"/>
      <text:p text:style-name="P45">Example of a Database Model here we will create a testing model:</text:p>
      <text:p text:style-name="P41">Note: Just change the class name to your name of the model file....</text:p>
      <text:p text:style-name="P41"/>
      <text:p text:style-name="P41">namespace cx\model;</text:p>
      <text:p text:style-name="P41">use cx\database\model as the_model;</text:p>
      <text:p text:style-name="P41">use cx\common\crypt as crypt;</text:p>
      <text:p text:style-name="P41"/>
      <text:p text:style-name="P35"><text:span text:style-name="T27">class testing extends the_model {</text:span></text:p>
      <text:p text:style-name="P35"/>
      <text:p text:style-name="P35"><text:span text:style-name="T27"><text:s text:c="2"/>protected $table = 'test';</text:span></text:p>
      <text:p text:style-name="P35"><text:span text:style-name="T27"><text:s text:c="2"/>protected $key = 'id';</text:span></text:p>
      <text:p text:style-name="P35"><text:span text:style-name="T27"><text:s text:c="2"/></text:span></text:p>
      <text:p text:style-name="P35"><text:span text:style-name="T27"><text:s text:c="2"/>public function __construct($options = array()) {</text:span></text:p>
      <text:p text:style-name="P35"><text:span text:style-name="T27"><text:s text:c="4"/>$options['table'] = $this-&gt;table;</text:span></text:p>
      <text:p text:style-name="P35"><text:span text:style-name="T27"><text:s text:c="4"/>$options['key'] = $this-&gt;key;</text:span></text:p>
      <text:p text:style-name="P35"><text:span text:style-name="T27"><text:s text:c="4"/>parent::__construct($options);</text:span></text:p>
      <text:p text:style-name="P35"><text:span text:style-name="T27"><text:s text:c="2"/>}</text:span></text:p>
      <text:p text:style-name="P35"><text:span text:style-name="T27"><text:s text:c="2"/></text:span></text:p>
      <text:p text:style-name="P35"><text:span text:style-name="T27"><text:s text:c="2"/>public function caching() {</text:span></text:p>
      <text:p text:style-name="P35"><text:span text:style-name="T27"><text:s text:c="4"/>return false;</text:span></text:p>
      <text:p text:style-name="P35"><text:span text:style-name="T27"><text:s text:c="2"/>}</text:span></text:p>
      <text:p text:style-name="P35"><text:span text:style-name="T27"><text:s text:c="2"/></text:span></text:p>
      <text:p text:style-name="P35"><text:span text:style-name="T27"><text:s text:c="2"/>public function get_test($id) {</text:span></text:p>
      <text:p text:style-name="P35"><text:span text:style-name="T27"><text:s text:c="4"/>$table = 'test';</text:span></text:p>
      <text:p text:style-name="P35"><text:span text:style-name="T27"><text:s text:c="4"/>$options['fields'] = "*";</text:span></text:p>
      <text:p text:style-name="P35"><text:span text:style-name="T27"><text:s text:c="4"/>$options['fetch'] = "row";</text:span></text:p>
      <text:p text:style-name="P35"><text:span text:style-name="T27"><text:s text:c="4"/></text:span></text:p>
      <text:p text:style-name="P35"><text:span text:style-name="T27"><text:s text:c="4"/>$bind = array(":id" =&gt; $id);</text:span></text:p>
      <text:p text:style-name="P35"><text:span text:style-name="T27"><text:s text:c="4"/>$options['where'] = "`id` = :id";</text:span></text:p>
      <text:p text:style-name="P35"><text:span text:style-name="T27"><text:s text:c="4"/></text:span></text:p>
      <text:p text:style-name="P36"><text:span text:style-name="T27"><text:s text:c="4"/>$data = $this-&gt;database-&gt;select($table, $options, $bind); // See file: cx/classes/cx/database/db.php</text:span></text:p>
      <text:p text:style-name="P35"><text:span text:style-name="T27"><text:s text:c="4"/>return $data['data']; </text:span></text:p>
      <text:p text:style-name="P35"><text:span text:style-name="T27"><text:s text:c="2"/>}</text:span></text:p>
      <text:p text:style-name="P35"><text:span text:style-name="T27"><text:s/></text:span></text:p>
      <text:p text:style-name="P35"><text:span text:style-name="T27">}</text:span></text:p>
      <text:p text:style-name="P35"/>
      <text:p text:style-name="P49"><text:span text:style-name="T12">CURL ex</text:span><text:span text:style-name="T16">ample</text:span><text:span text:style-name="T12">:</text:span> <text:s/></text:p>
      <text:p text:style-name="P34">public function test_curl() {</text:p>
      <text:p text:style-name="P34"><text:s text:c="4"/>$curl = $this-&gt;load_class('cx\app\cx_curl');</text:p>
      <text:p text:style-name="P34"><text:s text:c="4"/>$curl-&gt;hostname = 'localhost';</text:p>
      <text:p text:style-name="P34"><text:s text:c="4"/>$curl-&gt;port = 80;</text:p>
      <text:p text:style-name="P34"><text:s text:c="4"/>$curl-&gt;ssl = false;</text:p>
      <text:p text:style-name="P34"><text:s text:c="4"/>$curl-&gt;json_decode = true;</text:p>
      <text:p text:style-name="P34"><text:s text:c="4"/>cx_dump($curl-&gt;post(PROJECT_BASE_REF. '/api/app/testing/ajax_name', array('name'=&gt;'bob', 'return'=&gt;'json', 'debug'=&gt;'true')));</text:p>
      <text:p text:style-name="P34"><text:s text:c="2"/>}</text:p>
      <text:p text:style-name="P48"><text:s/><text:span text:style-name="T12">Basic Paginator </text:span></text:p>
      <text:p text:style-name="P33"><text:s/>public function generic() {</text:p>
      <text:p text:style-name="P33"><text:s text:c="4"/>$this-&gt;load_model();</text:p>
      <text:p text:style-name="P33"><text:s text:c="4"/>$db_options = array('table'=&gt;'test', 'key'=&gt;'id');</text:p>
      <text:p text:style-name="P33"><text:s text:c="4"/>$test = new cx\database\model($db_options);</text:p>
      <text:p text:style-name="P33">// <text:s text:c="3"/>$options['where'] = " BLAKey=BLAData ";</text:p>
      <text:p text:style-name="P33"><text:s text:c="4"/>$options['fields'] = "`test`.`id`, `test`.`data`";</text:p>
      <text:p text:style-name="P33"><text:s text:c="4"/>$options['paginator'] = 'true';</text:p>
      <text:p text:style-name="P33"><text:s text:c="4"/>$test-&gt;load("", $options);</text:p>
      <text:p text:style-name="P33"><text:s text:c="4"/></text:p>
      <text:p text:style-name="P33"><text:s text:c="4"/>$view = new \cx\app\view('app/testing/generic');</text:p>
      <text:p text:style-name="P33"><text:s text:c="4"/>$allow_html = false;</text:p>
      <text:p text:style-name="P33"><text:s text:c="4"/>$view-&gt;set('rows', $test-&gt;get_members($allow_html));</text:p>
      <text:p text:style-name="P33"><text:s text:c="4"/>if ($test-&gt;get_paginator_object() === false) { // Useful, if you disable paginator</text:p>
      <text:p text:style-name="P33"><text:s text:c="6"/>$view-&gt;set('no_results', false);</text:p>
      <text:p text:style-name="P33"><text:s text:c="6"/>$view-&gt;set('paginator_items', ""); <text:s text:c="3"/></text:p>
      <text:p text:style-name="P33"><text:s text:c="6"/>$view-&gt;set('paginator_links', "");</text:p>
      <text:p text:style-name="P33"><text:s text:c="6"/>$view-&gt;set('paginator_entries', "");</text:p>
      <text:p text:style-name="P33"><text:s text:c="4"/>} else {</text:p>
      <text:p text:style-name="P33"><text:s text:c="6"/>$view-&gt;set('no_results', ($test-&gt;get_paginator_object()-&gt;items_total &gt; 0) ? false : true);</text:p>
      <text:p text:style-name="P33"><text:s text:c="6"/>$view-&gt;set('paginator_items', $test-&gt;get_paginator_object()-&gt;display_items_per_page()); <text:s text:c="3"/></text:p>
      <text:p text:style-name="P33"><text:s text:c="6"/>$view-&gt;set('paginator_links', $test-&gt;get_paginator_links());</text:p>
      <text:p text:style-name="P33"><text:s text:c="6"/>$view-&gt;set('paginator_entries', $test-&gt;get_paginator_object()-&gt;get_entries());</text:p>
      <text:p text:style-name="P33"><text:s text:c="4"/>} <text:s text:c="2"/></text:p>
      <text:p text:style-name="P33"><text:s text:c="4"/>$view-&gt;set_template('page');</text:p>
      <text:p text:style-name="P33"><text:s text:c="4"/>$view-&gt;fetch($this);</text:p>
      <text:p text:style-name="P33"><text:s text:c="2"/>}</text:p>
      <text:p text:style-name="P33"/>
      <text:p text:style-name="P12">View file:</text:p>
      <text:p text:style-name="P33">&lt;?php</text:p>
      <text:p text:style-name="P33">if ($no_results === true) {</text:p>
      <text:p text:style-name="P33"><text:s text:c="2"/></text:p>
      <text:p text:style-name="P33"><text:s text:c="2"/>$fade = true;</text:p>
      <text:p text:style-name="P33"><text:s text:c="2"/>echo \cx\app\main_functions::do_alert('No results!', 'info', $fade);</text:p>
      <text:p text:style-name="P33"><text:s text:c="2"/></text:p>
      <text:p text:style-name="P33">} else {</text:p>
      <text:p text:style-name="P33"><text:s text:c="2"/></text:p>
      <text:p text:style-name="P33"><text:s text:c="2"/>echo $paginator_items . "&lt;br&gt;&lt;br&gt;";</text:p>
      <text:p text:style-name="P33"><text:s text:c="2"/></text:p>
      <text:p text:style-name="P33"><text:s text:c="2"/>foreach($rows as $row) {</text:p>
      <text:p text:style-name="P33"><text:s text:c="4"/>echo "ID#{$row['id']} : {$row['data']} &lt;br&gt;";</text:p>
      <text:p text:style-name="P33"><text:s text:c="2"/>}</text:p>
      <text:p text:style-name="P33"/>
      <text:p text:style-name="P33"><text:s text:c="2"/>echo $paginator_links;</text:p>
      <text:p text:style-name="P33"><text:s text:c="2"/>echo $paginator_entries;</text:p>
      <text:p text:style-name="P3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5:18:58.461620728</meta:creation-date>
    <dc:date>2016-03-22T20:38:41.972336212</dc:date>
    <meta:editing-duration>PT4H48M20S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8" meta:paragraph-count="216" meta:word-count="1159" meta:character-count="9786" meta:non-whitespace-character-count="8352"/>
  </office:meta>
</office:document-meta>
</file>